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ff336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in" svg:height="7.5in" svg:x="8in" svg:y="1in">
            <draw:object draw:notify-on-update-of-ranges="Sheet1.B7:Sheet1.C18 Sheet1.D6:Sheet1.D6 Sheet1.D7:Sheet1.D18 Sheet1.E6:Sheet1.E6 Sheet1.E7:Sheet1.E18 Sheet1.F6:Sheet1.F6 Sheet1.F7:Sheet1.F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in" svg:height="7.5in" svg:x="8in" svg:y="8.5in">
            <draw:object draw:notify-on-update-of-ranges="Sheet1.B31:Sheet1.C42 Sheet1.D30:Sheet1.D30 Sheet1.D31:Sheet1.D42 Sheet1.E30:Sheet1.E30 Sheet1.E31:Sheet1.E42 Sheet1.F30:Sheet1.F30 Sheet1.F31:Sheet1.F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in" svg:height="7.5in" svg:x="18in" svg:y="1in">
            <draw:object draw:notify-on-update-of-ranges="Sheet1.B7:Sheet1.C18 Sheet1.G6:Sheet1.G6 Sheet1.G7:Sheet1.G18 Sheet1.H6:Sheet1.H6 Sheet1.H7:Sheet1.H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0in" svg:height="7.5in" svg:x="18in" svg:y="8.5in">
            <draw:object draw:notify-on-update-of-ranges="Sheet1.B31:Sheet1.C42 Sheet1.G30:Sheet1.G30 Sheet1.G31:Sheet1.G42 Sheet1.H30:Sheet1.H30 Sheet1.H31:Sheet1.H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ce4"/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3" office:value-type="string" table:number-columns-spanned="5" table:number-rows-spanned="1">
            <text:p>Lexicon</text:p>
          </table:table-cell>
          <table:covered-table-cell table:style-name="ce3"/>
          <table:covered-table-cell table:number-columns-repeated="3" table:style-name="Default"/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office:value-type="string">
            <text:p>Positive</text:p>
          </table:table-cell>
          <table:table-cell table:style-name="Default" office:value-type="string">
            <text:p>Neutral</text:p>
          </table:table-cell>
          <table:table-cell table:style-name="Default" office:value-type="string">
            <text:p>Negative</text:p>
          </table:table-cell>
          <table:table-cell table:style-name="Default" office:value-type="string">
            <text:p>NE Positive</text:p>
          </table:table-cell>
          <table:table-cell table:style-name="Default" office:value-type="string">
            <text:p>NE Negative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ca Cola</text:p>
          </table:table-cell>
          <table:table-cell office:value-type="string">
            <text:p>Without tweaks</text:p>
          </table:table-cell>
          <table:table-cell office:value-type="percentage" office:value="0.04529617">
            <text:p>4.53%</text:p>
          </table:table-cell>
          <table:table-cell office:value-type="percentage" office:value="0.93771777">
            <text:p>93.77%</text:p>
          </table:table-cell>
          <table:table-cell office:value-type="percentage" office:value="0.01698606">
            <text:p>1.70%</text:p>
          </table:table-cell>
          <table:table-cell office:value-type="percentage" office:value="0.72727273">
            <text:p>72.73%</text:p>
          </table:table-cell>
          <table:table-cell table:formula="of:=1-[.G7]" office:value-type="percentage" office:value="0.27272727">
            <text:p>27.2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0315373">
            <text:p>0.32%</text:p>
          </table:table-cell>
          <table:table-cell office:value-type="percentage" office:value="0.99611275">
            <text:p>99.61%</text:p>
          </table:table-cell>
          <table:table-cell office:value-type="percentage" office:value="0.00073351">
            <text:p>0.07%</text:p>
          </table:table-cell>
          <table:table-cell office:value-type="percentage" office:value="0.81130267">
            <text:p>81.13%</text:p>
          </table:table-cell>
          <table:table-cell table:formula="of:=1-[.G8]" office:value-type="percentage" office:value="0.18869733">
            <text:p>18.87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Disney</text:p>
          </table:table-cell>
          <table:table-cell office:value-type="string">
            <text:p>Without tweaks</text:p>
          </table:table-cell>
          <table:table-cell office:value-type="percentage" office:value="0.11549372">
            <text:p>11.55%</text:p>
          </table:table-cell>
          <table:table-cell office:value-type="percentage" office:value="0.87248413">
            <text:p>87.25%</text:p>
          </table:table-cell>
          <table:table-cell office:value-type="percentage" office:value="0.01202215">
            <text:p>1.20%</text:p>
          </table:table-cell>
          <table:table-cell office:value-type="percentage" office:value="0.90572034">
            <text:p>90.57%</text:p>
          </table:table-cell>
          <table:table-cell table:formula="of:=1-[.G9]" office:value-type="percentage" office:value="0.09427966">
            <text:p>9.43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410756">
            <text:p>4.11%</text:p>
          </table:table-cell>
          <table:table-cell office:value-type="percentage" office:value="0.9585976">
            <text:p>95.86%</text:p>
          </table:table-cell>
          <table:table-cell office:value-type="percentage" office:value="0.00032679">
            <text:p>0.03%</text:p>
          </table:table-cell>
          <table:table-cell office:value-type="percentage" office:value="0.99210692">
            <text:p>99.21%</text:p>
          </table:table-cell>
          <table:table-cell table:formula="of:=1-[.G10]" office:value-type="percentage" office:value="0.00789308">
            <text:p>0.79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stCo</text:p>
          </table:table-cell>
          <table:table-cell office:value-type="string">
            <text:p>Without tweaks</text:p>
          </table:table-cell>
          <table:table-cell office:value-type="percentage" office:value="0.06700168">
            <text:p>6.70%</text:p>
          </table:table-cell>
          <table:table-cell office:value-type="percentage" office:value="0.91806253">
            <text:p>91.81%</text:p>
          </table:table-cell>
          <table:table-cell office:value-type="percentage" office:value="0.01493579">
            <text:p>1.49%</text:p>
          </table:table-cell>
          <table:table-cell office:value-type="percentage" office:value="0.81771721">
            <text:p>81.77%</text:p>
          </table:table-cell>
          <table:table-cell table:formula="of:=1-[.G11]" office:value-type="percentage" office:value="0.18228279">
            <text:p>18.23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4356536">
            <text:p>4.36%</text:p>
          </table:table-cell>
          <table:table-cell office:value-type="percentage" office:value="0.9393615">
            <text:p>93.94%</text:p>
          </table:table-cell>
          <table:table-cell office:value-type="percentage" office:value="0.01707313">
            <text:p>1.71%</text:p>
          </table:table-cell>
          <table:table-cell office:value-type="percentage" office:value="0.71844396">
            <text:p>71.84%</text:p>
          </table:table-cell>
          <table:table-cell table:formula="of:=1-[.G12]" office:value-type="percentage" office:value="0.28155604">
            <text:p>28.16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Microsoft</text:p>
          </table:table-cell>
          <table:table-cell office:value-type="string">
            <text:p>Without tweaks</text:p>
          </table:table-cell>
          <table:table-cell office:value-type="percentage" office:value="0.04925473">
            <text:p>4.93%</text:p>
          </table:table-cell>
          <table:table-cell office:value-type="percentage" office:value="0.91796481">
            <text:p>91.80%</text:p>
          </table:table-cell>
          <table:table-cell office:value-type="percentage" office:value="0.03278046">
            <text:p>3.28%</text:p>
          </table:table-cell>
          <table:table-cell office:value-type="percentage" office:value="0.60040984">
            <text:p>60.04%</text:p>
          </table:table-cell>
          <table:table-cell table:formula="of:=1-[.G13]" office:value-type="percentage" office:value="0.39959016">
            <text:p>39.96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0925439">
            <text:p>0.93%</text:p>
          </table:table-cell>
          <table:table-cell office:value-type="percentage" office:value="0.9835587">
            <text:p>98.36%</text:p>
          </table:table-cell>
          <table:table-cell office:value-type="percentage" office:value="0.00718691">
            <text:p>0.72%</text:p>
          </table:table-cell>
          <table:table-cell office:value-type="percentage" office:value="0.5628746">
            <text:p>56.29%</text:p>
          </table:table-cell>
          <table:table-cell table:formula="of:=1-[.G14]" office:value-type="percentage" office:value="0.4371254">
            <text:p>43.71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ouis Vuiton</text:p>
          </table:table-cell>
          <table:table-cell office:value-type="string">
            <text:p>Without tweaks</text:p>
          </table:table-cell>
          <table:table-cell office:value-type="percentage" office:value="0.03403798">
            <text:p>3.40%</text:p>
          </table:table-cell>
          <table:table-cell office:value-type="percentage" office:value="0.95772125">
            <text:p>95.77%</text:p>
          </table:table-cell>
          <table:table-cell office:value-type="percentage" office:value="0.00824077">
            <text:p>0.82%</text:p>
          </table:table-cell>
          <table:table-cell office:value-type="percentage" office:value="0.80508475">
            <text:p>80.51%</text:p>
          </table:table-cell>
          <table:table-cell table:formula="of:=1-[.G15]" office:value-type="percentage" office:value="0.19491525">
            <text:p>19.49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6903268">
            <text:p>6.90%</text:p>
          </table:table-cell>
          <table:table-cell office:value-type="percentage" office:value="0.92920007">
            <text:p>92.92%</text:p>
          </table:table-cell>
          <table:table-cell office:value-type="percentage" office:value="0.00176725">
            <text:p>0.18%</text:p>
          </table:table-cell>
          <table:table-cell office:value-type="percentage" office:value="0.97503887">
            <text:p>97.50%</text:p>
          </table:table-cell>
          <table:table-cell table:formula="of:=1-[.G16]" office:value-type="percentage" office:value="0.02496113">
            <text:p>2.50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Gazprom</text:p>
          </table:table-cell>
          <table:table-cell office:value-type="string">
            <text:p>Without tweaks</text:p>
          </table:table-cell>
          <table:table-cell office:value-type="percentage" office:value="0.02083333">
            <text:p>2.08%</text:p>
          </table:table-cell>
          <table:table-cell office:value-type="percentage" office:value="0.94444444">
            <text:p>94.44%</text:p>
          </table:table-cell>
          <table:table-cell office:value-type="percentage" office:value="0.03472222">
            <text:p>3.47%</text:p>
          </table:table-cell>
          <table:table-cell office:value-type="percentage" office:value="0.375">
            <text:p>37.50%</text:p>
          </table:table-cell>
          <table:table-cell table:formula="of:=1-[.G17]" office:value-type="percentage" office:value="0.625">
            <text:p>62.50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1374758">
            <text:p>1.37%</text:p>
          </table:table-cell>
          <table:table-cell office:value-type="percentage" office:value="0.93657363">
            <text:p>93.66%</text:p>
          </table:table-cell>
          <table:table-cell office:value-type="percentage" office:value="0.04967879">
            <text:p>4.97%</text:p>
          </table:table-cell>
          <table:table-cell office:value-type="percentage" office:value="0.21674863">
            <text:p>21.67%</text:p>
          </table:table-cell>
          <table:table-cell table:formula="of:=1-[.G18]" office:value-type="percentage" office:value="0.78325137">
            <text:p>78.33%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3" office:value-type="string" table:number-columns-spanned="5" table:number-rows-spanned="1">
            <text:p>SVM</text:p>
          </table:table-cell>
          <table:covered-table-cell table:number-columns-repeated="4" table:style-name="Default"/>
          <table:table-cell table:style-name="Default"/>
        </table:table-row>
        <table:table-row table:style-name="ro2">
          <table:table-cell table:number-columns-repeated="3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office:value-type="string">
            <text:p>Positive</text:p>
          </table:table-cell>
          <table:table-cell table:style-name="Default" office:value-type="string">
            <text:p>Neutral</text:p>
          </table:table-cell>
          <table:table-cell table:style-name="Default" office:value-type="string">
            <text:p>Negative</text:p>
          </table:table-cell>
          <table:table-cell table:style-name="Default" office:value-type="string">
            <text:p>NE Positive</text:p>
          </table:table-cell>
          <table:table-cell table:style-name="Default" office:value-type="string">
            <text:p>NE Negative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ca Cola</text:p>
          </table:table-cell>
          <table:table-cell office:value-type="string">
            <text:p>Without tweaks</text:p>
          </table:table-cell>
          <table:table-cell office:value-type="percentage" office:value="0.82447735">
            <text:p>82.45%</text:p>
          </table:table-cell>
          <table:table-cell office:value-type="percentage" office:value="0.01763937">
            <text:p>1.76%</text:p>
          </table:table-cell>
          <table:table-cell office:value-type="percentage" office:value="0.15788328">
            <text:p>15.79%</text:p>
          </table:table-cell>
          <table:table-cell office:value-type="percentage" office:value="0.83928176">
            <text:p>83.93%</text:p>
          </table:table-cell>
          <table:table-cell table:formula="of:=1-[.G31]" office:value-type="percentage" office:value="0.16071824">
            <text:p>16.0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1748389">
            <text:p>17.48%</text:p>
          </table:table-cell>
          <table:table-cell office:value-type="percentage" office:value="0.29607729">
            <text:p>29.61%</text:p>
          </table:table-cell>
          <table:table-cell office:value-type="percentage" office:value="0.5290838">
            <text:p>52.91%</text:p>
          </table:table-cell>
          <table:table-cell office:value-type="percentage" office:value="0.24837799">
            <text:p>24.84%</text:p>
          </table:table-cell>
          <table:table-cell table:formula="of:=1-[.G32]" office:value-type="percentage" office:value="0.75162201">
            <text:p>75.16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Disney</text:p>
          </table:table-cell>
          <table:table-cell office:value-type="string">
            <text:p>Without tweaks</text:p>
          </table:table-cell>
          <table:table-cell office:value-type="percentage" office:value="0.08023774">
            <text:p>8.02%</text:p>
          </table:table-cell>
          <table:table-cell office:value-type="percentage" office:value="0.06645954">
            <text:p>6.65%</text:p>
          </table:table-cell>
          <table:table-cell office:value-type="percentage" office:value="0.85330272">
            <text:p>85.33%</text:p>
          </table:table-cell>
          <table:table-cell office:value-type="percentage" office:value="0.08594993">
            <text:p>8.59%</text:p>
          </table:table-cell>
          <table:table-cell table:formula="of:=1-[.G33]" office:value-type="percentage" office:value="0.91405007">
            <text:p>91.41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1639377">
            <text:p>1.64%</text:p>
          </table:table-cell>
          <table:table-cell office:value-type="percentage" office:value="0.01777331">
            <text:p>1.78%</text:p>
          </table:table-cell>
          <table:table-cell office:value-type="percentage" office:value="0.96583292">
            <text:p>96.58%</text:p>
          </table:table-cell>
          <table:table-cell office:value-type="percentage" office:value="0.01669041">
            <text:p>1.67%</text:p>
          </table:table-cell>
          <table:table-cell table:formula="of:=1-[.G34]" office:value-type="percentage" office:value="0.98330959">
            <text:p>98.33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CostCo</text:p>
          </table:table-cell>
          <table:table-cell office:value-type="string">
            <text:p>Without tweaks</text:p>
          </table:table-cell>
          <table:table-cell office:value-type="percentage" office:value="0.25097711">
            <text:p>25.10%</text:p>
          </table:table-cell>
          <table:table-cell office:value-type="percentage" office:value="0.10636516">
            <text:p>10.64%</text:p>
          </table:table-cell>
          <table:table-cell office:value-type="percentage" office:value="0.64265773">
            <text:p>64.27%</text:p>
          </table:table-cell>
          <table:table-cell office:value-type="percentage" office:value="0.28084973">
            <text:p>28.08%</text:p>
          </table:table-cell>
          <table:table-cell table:formula="of:=1-[.G35]" office:value-type="percentage" office:value="0.71915027">
            <text:p>71.92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10708033">
            <text:p>10.71%</text:p>
          </table:table-cell>
          <table:table-cell office:value-type="percentage" office:value="0.39127743">
            <text:p>39.13%</text:p>
          </table:table-cell>
          <table:table-cell office:value-type="percentage" office:value="0.50164225">
            <text:p>50.16%</text:p>
          </table:table-cell>
          <table:table-cell office:value-type="percentage" office:value="0.1759099">
            <text:p>17.59%</text:p>
          </table:table-cell>
          <table:table-cell table:formula="of:=1-[.G36]" office:value-type="percentage" office:value="0.8240901">
            <text:p>82.41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Microsoft</text:p>
          </table:table-cell>
          <table:table-cell office:value-type="string">
            <text:p>Without tweaks</text:p>
          </table:table-cell>
          <table:table-cell office:value-type="percentage" office:value="0.02712092">
            <text:p>2.71%</text:p>
          </table:table-cell>
          <table:table-cell office:value-type="percentage" office:value="0.00790093">
            <text:p>0.79%</text:p>
          </table:table-cell>
          <table:table-cell office:value-type="percentage" office:value="0.96497815">
            <text:p>96.50%</text:p>
          </table:table-cell>
          <table:table-cell office:value-type="percentage" office:value="0.02733691">
            <text:p>2.73%</text:p>
          </table:table-cell>
          <table:table-cell table:formula="of:=1-[.G37]" office:value-type="percentage" office:value="0.97266309">
            <text:p>97.27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00562691">
            <text:p>0.56%</text:p>
          </table:table-cell>
          <table:table-cell office:value-type="percentage" office:value="0.00067544">
            <text:p>0.07%</text:p>
          </table:table-cell>
          <table:table-cell office:value-type="percentage" office:value="0.99369766">
            <text:p>99.37%</text:p>
          </table:table-cell>
          <table:table-cell office:value-type="percentage" office:value="0.00563071">
            <text:p>0.56%</text:p>
          </table:table-cell>
          <table:table-cell table:formula="of:=1-[.G38]" office:value-type="percentage" office:value="0.99436929">
            <text:p>99.44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ouis Vuiton</text:p>
          </table:table-cell>
          <table:table-cell office:value-type="string">
            <text:p>Without tweaks</text:p>
          </table:table-cell>
          <table:table-cell office:value-type="percentage" office:value="0.10748836">
            <text:p>10.75%</text:p>
          </table:table-cell>
          <table:table-cell office:value-type="percentage" office:value="0.27588678">
            <text:p>27.59%</text:p>
          </table:table-cell>
          <table:table-cell office:value-type="percentage" office:value="0.61662487">
            <text:p>61.66%</text:p>
          </table:table-cell>
          <table:table-cell office:value-type="percentage" office:value="0.14844137">
            <text:p>14.84%</text:p>
          </table:table-cell>
          <table:table-cell table:formula="of:=1-[.G39]" office:value-type="percentage" office:value="0.85155863">
            <text:p>85.16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20122841">
            <text:p>20.12%</text:p>
          </table:table-cell>
          <table:table-cell office:value-type="percentage" office:value="0.54237247">
            <text:p>54.24%</text:p>
          </table:table-cell>
          <table:table-cell office:value-type="percentage" office:value="0.25639912">
            <text:p>25.64%</text:p>
          </table:table-cell>
          <table:table-cell office:value-type="percentage" office:value="0.43972095">
            <text:p>43.97%</text:p>
          </table:table-cell>
          <table:table-cell table:formula="of:=1-[.G40]" office:value-type="percentage" office:value="0.56027905">
            <text:p>56.03%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Gazprom</text:p>
          </table:table-cell>
          <table:table-cell office:value-type="string">
            <text:p>Without tweaks</text:p>
          </table:table-cell>
          <table:table-cell office:value-type="percentage" office:value="0.46924603">
            <text:p>46.92%</text:p>
          </table:table-cell>
          <table:table-cell office:value-type="percentage" office:value="0.28521825">
            <text:p>28.52%</text:p>
          </table:table-cell>
          <table:table-cell office:value-type="percentage" office:value="0.24553571">
            <text:p>24.55%</text:p>
          </table:table-cell>
          <table:table-cell office:value-type="percentage" office:value="0.65648855">
            <text:p>65.65%</text:p>
          </table:table-cell>
          <table:table-cell table:formula="of:=1-[.G41]" office:value-type="percentage" office:value="0.34351145">
            <text:p>34.35%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With tweaks</text:p>
          </table:table-cell>
          <table:table-cell office:value-type="percentage" office:value="0.47476108">
            <text:p>47.48%</text:p>
          </table:table-cell>
          <table:table-cell office:value-type="percentage" office:value="0.23072759">
            <text:p>23.07%</text:p>
          </table:table-cell>
          <table:table-cell office:value-type="percentage" office:value="0.29451133">
            <text:p>29.45%</text:p>
          </table:table-cell>
          <table:table-cell office:value-type="percentage" office:value="0.61715599">
            <text:p>61.72%</text:p>
          </table:table-cell>
          <table:table-cell table:formula="of:=1-[.G42]" office:value-type="percentage" office:value="0.38284401">
            <text:p>38.28%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2:45:35</meta:creation-date>
    <meta:generator>LibreOffice/3.5$Linux_X86_64 LibreOffice_project/350m1$Build-2</meta:generator>
    <dc:date>2013-05-14T19:33:16</dc:date>
    <meta:editing-duration>P0D</meta:editing-duration>
    <meta:editing-cycles>3</meta:editing-cycles>
    <meta:document-statistic meta:table-count="3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10.394cm" svg:y="1.677cm" chart:style-name="ch3">
          <text:p>as determined by lexicons</text:p>
        </chart:subtitle>
        <chart:legend chart:legend-position="end" svg:x="23.35cm" svg:y="8.728cm" style:legend-expansion="high" chart:style-name="ch4"/>
        <chart:plot-area chart:style-name="ch5" table:cell-range-address="Sheet1.B6:Sheet1.F18" chart:data-source-has-labels="both" svg:x="0.958cm" svg:y="3.122cm" svg:width="21.376cm" svg:height="15.128cm">
          <chartooo:coordinate-region svg:x="5.747cm" svg:y="3.122cm" svg:width="16.149cm" svg:height="14.481cm"/>
          <chart:axis chart:dimension="x" chart:name="primary-x" chart:style-name="ch6" chartooo:axis-type="auto">
            <chartooo:date-scale/>
            <chart:categories table:cell-range-address="Sheet1.B7:Sheet1.C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7:Sheet1.D18" chart:label-cell-address="Sheet1.D6:Sheet1.D6" chart:class="chart:bar">
            <chart:data-point chart:repeated="12"/>
          </chart:series>
          <chart:series chart:style-name="ch10" chart:values-cell-range-address="Sheet1.E7:Sheet1.E18" chart:label-cell-address="Sheet1.E6:Sheet1.E6" chart:class="chart:bar">
            <chart:data-point chart:repeated="12"/>
          </chart:series>
          <chart:series chart:style-name="ch11" chart:values-cell-range-address="Sheet1.F7:Sheet1.F18" chart:label-cell-address="Sheet1.F6:Sheet1.F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D6:Sheet1.D6</svg:desc>
                </draw:g>
              </table:table-cell>
              <table:table-cell office:value-type="string">
                <text:p>Neutral</text:p>
                <draw:g>
                  <svg:desc>Sheet1.E6:Sheet1.E6</svg:desc>
                </draw:g>
              </table:table-cell>
              <table:table-cell office:value-type="string">
                <text:p>Negative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tweaks</text:p>
                <text:list>
                  <text:list-item>
                    <text:p>Coca Cola</text:p>
                  </text:list-item>
                  <text:list-item>
                    <text:p>Without tweaks</text:p>
                  </text:list-item>
                </text:list>
                <draw:g>
                  <svg:desc>Sheet1.B7:Sheet1.C18</svg:desc>
                </draw:g>
              </table:table-cell>
              <table:table-cell office:value-type="float" office:value="0.04529617">
                <text:p>0.04529617</text:p>
                <draw:g>
                  <svg:desc>Sheet1.D7:Sheet1.D18</svg:desc>
                </draw:g>
              </table:table-cell>
              <table:table-cell office:value-type="float" office:value="0.93771777">
                <text:p>0.93771777</text:p>
                <draw:g>
                  <svg:desc>Sheet1.E7:Sheet1.E18</svg:desc>
                </draw:g>
              </table:table-cell>
              <table:table-cell office:value-type="float" office:value="0.01698606">
                <text:p>0.01698606</text:p>
                <draw:g>
                  <svg:desc>Sheet1.F7:Sheet1.F18</svg:desc>
                </draw:g>
              </table:table-cell>
            </table:table-row>
            <table:table-row>
              <table:table-cell office:value-type="string">
                <text:p>Coca Cola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0315373">
                <text:p>0.00315373</text:p>
              </table:table-cell>
              <table:table-cell office:value-type="float" office:value="0.99611275">
                <text:p>0.99611275</text:p>
              </table:table-cell>
              <table:table-cell office:value-type="float" office:value="0.00073351">
                <text:p>0.00073351</text:p>
              </table:table-cell>
            </table:table-row>
            <table:table-row>
              <table:table-cell office:value-type="string">
                <text:p>Disney Without tweaks</text:p>
                <text:list>
                  <text:list-item>
                    <text:p>Disney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11549372">
                <text:p>0.11549372</text:p>
              </table:table-cell>
              <table:table-cell office:value-type="float" office:value="0.87248413">
                <text:p>0.87248413</text:p>
              </table:table-cell>
              <table:table-cell office:value-type="float" office:value="0.01202215">
                <text:p>0.01202215</text:p>
              </table:table-cell>
            </table:table-row>
            <table:table-row>
              <table:table-cell office:value-type="string">
                <text:p>Disney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410756">
                <text:p>0.0410756</text:p>
              </table:table-cell>
              <table:table-cell office:value-type="float" office:value="0.9585976">
                <text:p>0.9585976</text:p>
              </table:table-cell>
              <table:table-cell office:value-type="float" office:value="0.00032679">
                <text:p>0.00032679</text:p>
              </table:table-cell>
            </table:table-row>
            <table:table-row>
              <table:table-cell office:value-type="string">
                <text:p>CostCo Without tweaks</text:p>
                <text:list>
                  <text:list-item>
                    <text:p>CostCo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6700168">
                <text:p>0.06700168</text:p>
              </table:table-cell>
              <table:table-cell office:value-type="float" office:value="0.91806253">
                <text:p>0.91806253</text:p>
              </table:table-cell>
              <table:table-cell office:value-type="float" office:value="0.01493579">
                <text:p>0.01493579</text:p>
              </table:table-cell>
            </table:table-row>
            <table:table-row>
              <table:table-cell office:value-type="string">
                <text:p>CostCo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4356536">
                <text:p>0.04356536</text:p>
              </table:table-cell>
              <table:table-cell office:value-type="float" office:value="0.9393615">
                <text:p>0.9393615</text:p>
              </table:table-cell>
              <table:table-cell office:value-type="float" office:value="0.01707313">
                <text:p>0.01707313</text:p>
              </table:table-cell>
            </table:table-row>
            <table:table-row>
              <table:table-cell office:value-type="string">
                <text:p>Microsoft Without tweaks</text:p>
                <text:list>
                  <text:list-item>
                    <text:p>Microsoft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4925473">
                <text:p>0.04925473</text:p>
              </table:table-cell>
              <table:table-cell office:value-type="float" office:value="0.91796481">
                <text:p>0.91796481</text:p>
              </table:table-cell>
              <table:table-cell office:value-type="float" office:value="0.03278046">
                <text:p>0.03278046</text:p>
              </table:table-cell>
            </table:table-row>
            <table:table-row>
              <table:table-cell office:value-type="string">
                <text:p>Microsoft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0925439">
                <text:p>0.00925439</text:p>
              </table:table-cell>
              <table:table-cell office:value-type="float" office:value="0.9835587">
                <text:p>0.9835587</text:p>
              </table:table-cell>
              <table:table-cell office:value-type="float" office:value="0.00718691">
                <text:p>0.00718691</text:p>
              </table:table-cell>
            </table:table-row>
            <table:table-row>
              <table:table-cell office:value-type="string">
                <text:p>Louis Vuiton Without tweaks</text:p>
                <text:list>
                  <text:list-item>
                    <text:p>Louis Vuiton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3403798">
                <text:p>0.03403798</text:p>
              </table:table-cell>
              <table:table-cell office:value-type="float" office:value="0.95772125">
                <text:p>0.95772125</text:p>
              </table:table-cell>
              <table:table-cell office:value-type="float" office:value="0.00824077">
                <text:p>0.00824077</text:p>
              </table:table-cell>
            </table:table-row>
            <table:table-row>
              <table:table-cell office:value-type="string">
                <text:p>Louis Vuiton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6903268">
                <text:p>0.06903268</text:p>
              </table:table-cell>
              <table:table-cell office:value-type="float" office:value="0.92920007">
                <text:p>0.92920007</text:p>
              </table:table-cell>
              <table:table-cell office:value-type="float" office:value="0.00176725">
                <text:p>0.00176725</text:p>
              </table:table-cell>
            </table:table-row>
            <table:table-row>
              <table:table-cell office:value-type="string">
                <text:p>Gazprom Without tweaks</text:p>
                <text:list>
                  <text:list-item>
                    <text:p>Gazprom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2083333">
                <text:p>0.02083333</text:p>
              </table:table-cell>
              <table:table-cell office:value-type="float" office:value="0.94444444">
                <text:p>0.94444444</text:p>
              </table:table-cell>
              <table:table-cell office:value-type="float" office:value="0.03472222">
                <text:p>0.03472222</text:p>
              </table:table-cell>
            </table:table-row>
            <table:table-row>
              <table:table-cell office:value-type="string">
                <text:p>Gazprom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1374758">
                <text:p>0.01374758</text:p>
              </table:table-cell>
              <table:table-cell office:value-type="float" office:value="0.93657363">
                <text:p>0.93657363</text:p>
              </table:table-cell>
              <table:table-cell office:value-type="float" office:value="0.04967879">
                <text:p>0.04967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10.698cm" svg:y="1.677cm" chart:style-name="ch3">
          <text:p>as determined by SVM</text:p>
        </chart:subtitle>
        <chart:legend chart:legend-position="end" svg:x="23.35cm" svg:y="8.728cm" style:legend-expansion="high" chart:style-name="ch4"/>
        <chart:plot-area chart:style-name="ch5" table:cell-range-address="Sheet1.B30:Sheet1.F42" chart:data-source-has-labels="both" svg:x="0.958cm" svg:y="3.122cm" svg:width="21.376cm" svg:height="15.128cm">
          <chartooo:coordinate-region svg:x="5.747cm" svg:y="3.122cm" svg:width="16.149cm" svg:height="14.481cm"/>
          <chart:axis chart:dimension="x" chart:name="primary-x" chart:style-name="ch6" chartooo:axis-type="auto">
            <chartooo:date-scale/>
            <chart:categories table:cell-range-address="Sheet1.B31:Sheet1.C4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31:Sheet1.D42" chart:label-cell-address="Sheet1.D30:Sheet1.D30" chart:class="chart:bar">
            <chart:data-point chart:repeated="12"/>
          </chart:series>
          <chart:series chart:style-name="ch10" chart:values-cell-range-address="Sheet1.E31:Sheet1.E42" chart:label-cell-address="Sheet1.E30:Sheet1.E30" chart:class="chart:bar">
            <chart:data-point chart:repeated="12"/>
          </chart:series>
          <chart:series chart:style-name="ch11" chart:values-cell-range-address="Sheet1.F31:Sheet1.F42" chart:label-cell-address="Sheet1.F30:Sheet1.F30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D30:Sheet1.D30</svg:desc>
                </draw:g>
              </table:table-cell>
              <table:table-cell office:value-type="string">
                <text:p>Neutral</text:p>
                <draw:g>
                  <svg:desc>Sheet1.E30:Sheet1.E30</svg:desc>
                </draw:g>
              </table:table-cell>
              <table:table-cell office:value-type="string">
                <text:p>Negative</text:p>
                <draw:g>
                  <svg:desc>Sheet1.F30:Sheet1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tweaks</text:p>
                <text:list>
                  <text:list-item>
                    <text:p>Coca Cola</text:p>
                  </text:list-item>
                  <text:list-item>
                    <text:p>Without tweaks</text:p>
                  </text:list-item>
                </text:list>
                <draw:g>
                  <svg:desc>Sheet1.B31:Sheet1.C42</svg:desc>
                </draw:g>
              </table:table-cell>
              <table:table-cell office:value-type="float" office:value="0.82447735">
                <text:p>0.82447735</text:p>
                <draw:g>
                  <svg:desc>Sheet1.D31:Sheet1.D42</svg:desc>
                </draw:g>
              </table:table-cell>
              <table:table-cell office:value-type="float" office:value="0.01763937">
                <text:p>0.01763937</text:p>
                <draw:g>
                  <svg:desc>Sheet1.E31:Sheet1.E42</svg:desc>
                </draw:g>
              </table:table-cell>
              <table:table-cell office:value-type="float" office:value="0.15788328">
                <text:p>0.15788328</text:p>
                <draw:g>
                  <svg:desc>Sheet1.F31:Sheet1.F42</svg:desc>
                </draw:g>
              </table:table-cell>
            </table:table-row>
            <table:table-row>
              <table:table-cell office:value-type="string">
                <text:p>Coca Cola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1748389">
                <text:p>0.1748389</text:p>
              </table:table-cell>
              <table:table-cell office:value-type="float" office:value="0.29607729">
                <text:p>0.29607729</text:p>
              </table:table-cell>
              <table:table-cell office:value-type="float" office:value="0.5290838">
                <text:p>0.5290838</text:p>
              </table:table-cell>
            </table:table-row>
            <table:table-row>
              <table:table-cell office:value-type="string">
                <text:p>Disney Without tweaks</text:p>
                <text:list>
                  <text:list-item>
                    <text:p>Disney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8023774">
                <text:p>0.08023774</text:p>
              </table:table-cell>
              <table:table-cell office:value-type="float" office:value="0.06645954">
                <text:p>0.06645954</text:p>
              </table:table-cell>
              <table:table-cell office:value-type="float" office:value="0.85330272">
                <text:p>0.85330272</text:p>
              </table:table-cell>
            </table:table-row>
            <table:table-row>
              <table:table-cell office:value-type="string">
                <text:p>Disney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1639377">
                <text:p>0.01639377</text:p>
              </table:table-cell>
              <table:table-cell office:value-type="float" office:value="0.01777331">
                <text:p>0.01777331</text:p>
              </table:table-cell>
              <table:table-cell office:value-type="float" office:value="0.96583292">
                <text:p>0.96583292</text:p>
              </table:table-cell>
            </table:table-row>
            <table:table-row>
              <table:table-cell office:value-type="string">
                <text:p>CostCo Without tweaks</text:p>
                <text:list>
                  <text:list-item>
                    <text:p>CostCo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25097711">
                <text:p>0.25097711</text:p>
              </table:table-cell>
              <table:table-cell office:value-type="float" office:value="0.10636516">
                <text:p>0.10636516</text:p>
              </table:table-cell>
              <table:table-cell office:value-type="float" office:value="0.64265773">
                <text:p>0.64265773</text:p>
              </table:table-cell>
            </table:table-row>
            <table:table-row>
              <table:table-cell office:value-type="string">
                <text:p>CostCo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10708033">
                <text:p>0.10708033</text:p>
              </table:table-cell>
              <table:table-cell office:value-type="float" office:value="0.39127743">
                <text:p>0.39127743</text:p>
              </table:table-cell>
              <table:table-cell office:value-type="float" office:value="0.50164225">
                <text:p>0.50164225</text:p>
              </table:table-cell>
            </table:table-row>
            <table:table-row>
              <table:table-cell office:value-type="string">
                <text:p>Microsoft Without tweaks</text:p>
                <text:list>
                  <text:list-item>
                    <text:p>Microsoft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2712092">
                <text:p>0.02712092</text:p>
              </table:table-cell>
              <table:table-cell office:value-type="float" office:value="0.00790093">
                <text:p>0.00790093</text:p>
              </table:table-cell>
              <table:table-cell office:value-type="float" office:value="0.96497815">
                <text:p>0.96497815</text:p>
              </table:table-cell>
            </table:table-row>
            <table:table-row>
              <table:table-cell office:value-type="string">
                <text:p>Microsoft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0562691">
                <text:p>0.00562691</text:p>
              </table:table-cell>
              <table:table-cell office:value-type="float" office:value="0.00067544">
                <text:p>0.00067544</text:p>
              </table:table-cell>
              <table:table-cell office:value-type="float" office:value="0.99369766">
                <text:p>0.99369766</text:p>
              </table:table-cell>
            </table:table-row>
            <table:table-row>
              <table:table-cell office:value-type="string">
                <text:p>Louis Vuiton Without tweaks</text:p>
                <text:list>
                  <text:list-item>
                    <text:p>Louis Vuiton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10748836">
                <text:p>0.10748836</text:p>
              </table:table-cell>
              <table:table-cell office:value-type="float" office:value="0.27588678">
                <text:p>0.27588678</text:p>
              </table:table-cell>
              <table:table-cell office:value-type="float" office:value="0.61662487">
                <text:p>0.61662487</text:p>
              </table:table-cell>
            </table:table-row>
            <table:table-row>
              <table:table-cell office:value-type="string">
                <text:p>Louis Vuiton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20122841">
                <text:p>0.20122841</text:p>
              </table:table-cell>
              <table:table-cell office:value-type="float" office:value="0.54237247">
                <text:p>0.54237247</text:p>
              </table:table-cell>
              <table:table-cell office:value-type="float" office:value="0.25639912">
                <text:p>0.25639912</text:p>
              </table:table-cell>
            </table:table-row>
            <table:table-row>
              <table:table-cell office:value-type="string">
                <text:p>Gazprom Without tweaks</text:p>
                <text:list>
                  <text:list-item>
                    <text:p>Gazprom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46924603">
                <text:p>0.46924603</text:p>
              </table:table-cell>
              <table:table-cell office:value-type="float" office:value="0.28521825">
                <text:p>0.28521825</text:p>
              </table:table-cell>
              <table:table-cell office:value-type="float" office:value="0.24553571">
                <text:p>0.24553571</text:p>
              </table:table-cell>
            </table:table-row>
            <table:table-row>
              <table:table-cell office:value-type="string">
                <text:p>Gazprom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47476108">
                <text:p>0.47476108</text:p>
              </table:table-cell>
              <table:table-cell office:value-type="float" office:value="0.23072759">
                <text:p>0.23072759</text:p>
              </table:table-cell>
              <table:table-cell office:value-type="float" office:value="0.29451133">
                <text:p>0.29451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8.846cm" svg:y="1.677cm" chart:style-name="ch3">
          <text:p>as determined by lexicons, excluding neutral</text:p>
        </chart:subtitle>
        <chart:legend chart:legend-position="end" svg:x="22.767cm" svg:y="8.977cm" style:legend-expansion="high" chart:style-name="ch4"/>
        <chart:plot-area chart:style-name="ch5" table:cell-range-address="Sheet1.B7:Sheet1.C18 Sheet1.G6:Sheet1.H18" chart:data-source-has-labels="both" svg:x="0.958cm" svg:y="3.122cm" svg:width="20.793cm" svg:height="15.128cm">
          <chartooo:coordinate-region svg:x="5.747cm" svg:y="3.122cm" svg:width="15.566cm" svg:height="14.481cm"/>
          <chart:axis chart:dimension="x" chart:name="primary-x" chart:style-name="ch6" chartooo:axis-type="auto">
            <chartooo:date-scale/>
            <chart:categories table:cell-range-address="Sheet1.B7:Sheet1.C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7:Sheet1.G18" chart:label-cell-address="Sheet1.G6:Sheet1.G6" chart:class="chart:bar">
            <chart:data-point chart:repeated="12"/>
          </chart:series>
          <chart:series chart:style-name="ch10" chart:values-cell-range-address="Sheet1.H7:Sheet1.H18" chart:label-cell-address="Sheet1.H6:Sheet1.H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6:Sheet1.G6</svg:desc>
                </draw:g>
              </table:table-cell>
              <table:table-cell office:value-type="string">
                <text:p>NE Negative</text:p>
                <draw:g>
                  <svg:desc>Sheet1.H6:Sheet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tweaks</text:p>
                <text:list>
                  <text:list-item>
                    <text:p>Coca Cola</text:p>
                  </text:list-item>
                  <text:list-item>
                    <text:p>Without tweaks</text:p>
                  </text:list-item>
                </text:list>
                <draw:g>
                  <svg:desc>Sheet1.B7:Sheet1.C18</svg:desc>
                </draw:g>
              </table:table-cell>
              <table:table-cell office:value-type="float" office:value="0.72727273">
                <text:p>0.72727273</text:p>
                <draw:g>
                  <svg:desc>Sheet1.G7:Sheet1.G18</svg:desc>
                </draw:g>
              </table:table-cell>
              <table:table-cell office:value-type="float" office:value="0.27272727">
                <text:p>0.27272727</text:p>
                <draw:g>
                  <svg:desc>Sheet1.H7:Sheet1.H18</svg:desc>
                </draw:g>
              </table:table-cell>
            </table:table-row>
            <table:table-row>
              <table:table-cell office:value-type="string">
                <text:p>Coca Cola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81130267">
                <text:p>0.81130267</text:p>
              </table:table-cell>
              <table:table-cell office:value-type="float" office:value="0.18869733">
                <text:p>0.18869733</text:p>
              </table:table-cell>
            </table:table-row>
            <table:table-row>
              <table:table-cell office:value-type="string">
                <text:p>Disney Without tweaks</text:p>
                <text:list>
                  <text:list-item>
                    <text:p>Disney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90572034">
                <text:p>0.90572034</text:p>
              </table:table-cell>
              <table:table-cell office:value-type="float" office:value="0.09427966">
                <text:p>0.09427966</text:p>
              </table:table-cell>
            </table:table-row>
            <table:table-row>
              <table:table-cell office:value-type="string">
                <text:p>Disney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99210692">
                <text:p>0.99210692</text:p>
              </table:table-cell>
              <table:table-cell office:value-type="float" office:value="0.00789308">
                <text:p>0.00789308</text:p>
              </table:table-cell>
            </table:table-row>
            <table:table-row>
              <table:table-cell office:value-type="string">
                <text:p>CostCo Without tweaks</text:p>
                <text:list>
                  <text:list-item>
                    <text:p>CostCo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81771721">
                <text:p>0.81771721</text:p>
              </table:table-cell>
              <table:table-cell office:value-type="float" office:value="0.18228279">
                <text:p>0.18228279</text:p>
              </table:table-cell>
            </table:table-row>
            <table:table-row>
              <table:table-cell office:value-type="string">
                <text:p>CostCo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71844396">
                <text:p>0.71844396</text:p>
              </table:table-cell>
              <table:table-cell office:value-type="float" office:value="0.28155604">
                <text:p>0.28155604</text:p>
              </table:table-cell>
            </table:table-row>
            <table:table-row>
              <table:table-cell office:value-type="string">
                <text:p>Microsoft Without tweaks</text:p>
                <text:list>
                  <text:list-item>
                    <text:p>Microsoft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60040984">
                <text:p>0.60040984</text:p>
              </table:table-cell>
              <table:table-cell office:value-type="float" office:value="0.39959016">
                <text:p>0.39959016</text:p>
              </table:table-cell>
            </table:table-row>
            <table:table-row>
              <table:table-cell office:value-type="string">
                <text:p>Microsoft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5628746">
                <text:p>0.5628746</text:p>
              </table:table-cell>
              <table:table-cell office:value-type="float" office:value="0.4371254">
                <text:p>0.4371254</text:p>
              </table:table-cell>
            </table:table-row>
            <table:table-row>
              <table:table-cell office:value-type="string">
                <text:p>Louis Vuiton Without tweaks</text:p>
                <text:list>
                  <text:list-item>
                    <text:p>Louis Vuiton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80508475">
                <text:p>0.80508475</text:p>
              </table:table-cell>
              <table:table-cell office:value-type="float" office:value="0.19491525">
                <text:p>0.19491525</text:p>
              </table:table-cell>
            </table:table-row>
            <table:table-row>
              <table:table-cell office:value-type="string">
                <text:p>Louis Vuiton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97503887">
                <text:p>0.97503887</text:p>
              </table:table-cell>
              <table:table-cell office:value-type="float" office:value="0.02496113">
                <text:p>0.02496113</text:p>
              </table:table-cell>
            </table:table-row>
            <table:table-row>
              <table:table-cell office:value-type="string">
                <text:p>Gazprom Without tweaks</text:p>
                <text:list>
                  <text:list-item>
                    <text:p>Gazprom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375">
                <text:p>0.3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Gazprom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21674863">
                <text:p>0.21674863</text:p>
              </table:table-cell>
              <table:table-cell office:value-type="float" office:value="0.78325137">
                <text:p>0.78325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9.051cm" xlink:href=".." xlink:type="simple" chart:class="chart:bar" chart:style-name="ch1">
        <chart:title svg:x="11.016cm" svg:y="0.517cm" chart:style-name="ch2">
          <text:p>Brand reputation</text:p>
        </chart:title>
        <chart:subtitle svg:x="9.15cm" svg:y="1.677cm" chart:style-name="ch3">
          <text:p>as determined by SVM, excluding neutral</text:p>
        </chart:subtitle>
        <chart:legend chart:legend-position="end" svg:x="22.767cm" svg:y="8.977cm" style:legend-expansion="high" chart:style-name="ch4"/>
        <chart:plot-area chart:style-name="ch5" table:cell-range-address="Sheet1.B31:Sheet1.C42 Sheet1.G30:Sheet1.H42" chart:data-source-has-labels="both" svg:x="0.958cm" svg:y="3.122cm" svg:width="20.793cm" svg:height="15.128cm">
          <chartooo:coordinate-region svg:x="5.747cm" svg:y="3.122cm" svg:width="15.566cm" svg:height="14.481cm"/>
          <chart:axis chart:dimension="x" chart:name="primary-x" chart:style-name="ch6" chartooo:axis-type="auto">
            <chartooo:date-scale/>
            <chart:categories table:cell-range-address="Sheet1.B31:Sheet1.C4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31:Sheet1.G42" chart:label-cell-address="Sheet1.G30:Sheet1.G30" chart:class="chart:bar">
            <chart:data-point chart:repeated="12"/>
          </chart:series>
          <chart:series chart:style-name="ch10" chart:values-cell-range-address="Sheet1.H31:Sheet1.H42" chart:label-cell-address="Sheet1.H30:Sheet1.H3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 Positive</text:p>
                <draw:g>
                  <svg:desc>Sheet1.G30:Sheet1.G30</svg:desc>
                </draw:g>
              </table:table-cell>
              <table:table-cell office:value-type="string">
                <text:p>NE Negative</text:p>
                <draw:g>
                  <svg:desc>Sheet1.H30:Sheet1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 Without tweaks</text:p>
                <text:list>
                  <text:list-item>
                    <text:p>Coca Cola</text:p>
                  </text:list-item>
                  <text:list-item>
                    <text:p>Without tweaks</text:p>
                  </text:list-item>
                </text:list>
                <draw:g>
                  <svg:desc>Sheet1.B31:Sheet1.C42</svg:desc>
                </draw:g>
              </table:table-cell>
              <table:table-cell office:value-type="float" office:value="0.83928176">
                <text:p>0.83928176</text:p>
                <draw:g>
                  <svg:desc>Sheet1.G31:Sheet1.G42</svg:desc>
                </draw:g>
              </table:table-cell>
              <table:table-cell office:value-type="float" office:value="0.16071824">
                <text:p>0.16071824</text:p>
                <draw:g>
                  <svg:desc>Sheet1.H31:Sheet1.H42</svg:desc>
                </draw:g>
              </table:table-cell>
            </table:table-row>
            <table:table-row>
              <table:table-cell office:value-type="string">
                <text:p>Coca Cola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24837799">
                <text:p>0.24837799</text:p>
              </table:table-cell>
              <table:table-cell office:value-type="float" office:value="0.75162201">
                <text:p>0.75162201</text:p>
              </table:table-cell>
            </table:table-row>
            <table:table-row>
              <table:table-cell office:value-type="string">
                <text:p>Disney Without tweaks</text:p>
                <text:list>
                  <text:list-item>
                    <text:p>Disney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8594993">
                <text:p>0.08594993</text:p>
              </table:table-cell>
              <table:table-cell office:value-type="float" office:value="0.91405007">
                <text:p>0.91405007</text:p>
              </table:table-cell>
            </table:table-row>
            <table:table-row>
              <table:table-cell office:value-type="string">
                <text:p>Disney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1669041">
                <text:p>0.01669041</text:p>
              </table:table-cell>
              <table:table-cell office:value-type="float" office:value="0.98330959">
                <text:p>0.98330959</text:p>
              </table:table-cell>
            </table:table-row>
            <table:table-row>
              <table:table-cell office:value-type="string">
                <text:p>CostCo Without tweaks</text:p>
                <text:list>
                  <text:list-item>
                    <text:p>CostCo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28084973">
                <text:p>0.28084973</text:p>
              </table:table-cell>
              <table:table-cell office:value-type="float" office:value="0.71915027">
                <text:p>0.71915027</text:p>
              </table:table-cell>
            </table:table-row>
            <table:table-row>
              <table:table-cell office:value-type="string">
                <text:p>CostCo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1759099">
                <text:p>0.1759099</text:p>
              </table:table-cell>
              <table:table-cell office:value-type="float" office:value="0.8240901">
                <text:p>0.8240901</text:p>
              </table:table-cell>
            </table:table-row>
            <table:table-row>
              <table:table-cell office:value-type="string">
                <text:p>Microsoft Without tweaks</text:p>
                <text:list>
                  <text:list-item>
                    <text:p>Microsoft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02733691">
                <text:p>0.02733691</text:p>
              </table:table-cell>
              <table:table-cell office:value-type="float" office:value="0.97266309">
                <text:p>0.97266309</text:p>
              </table:table-cell>
            </table:table-row>
            <table:table-row>
              <table:table-cell office:value-type="string">
                <text:p>Microsoft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00563071">
                <text:p>0.00563071</text:p>
              </table:table-cell>
              <table:table-cell office:value-type="float" office:value="0.99436929">
                <text:p>0.99436929</text:p>
              </table:table-cell>
            </table:table-row>
            <table:table-row>
              <table:table-cell office:value-type="string">
                <text:p>Louis Vuiton Without tweaks</text:p>
                <text:list>
                  <text:list-item>
                    <text:p>Louis Vuiton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14844137">
                <text:p>0.14844137</text:p>
              </table:table-cell>
              <table:table-cell office:value-type="float" office:value="0.85155863">
                <text:p>0.85155863</text:p>
              </table:table-cell>
            </table:table-row>
            <table:table-row>
              <table:table-cell office:value-type="string">
                <text:p>Louis Vuiton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43972095">
                <text:p>0.43972095</text:p>
              </table:table-cell>
              <table:table-cell office:value-type="float" office:value="0.56027905">
                <text:p>0.56027905</text:p>
              </table:table-cell>
            </table:table-row>
            <table:table-row>
              <table:table-cell office:value-type="string">
                <text:p>Gazprom Without tweaks</text:p>
                <text:list>
                  <text:list-item>
                    <text:p>Gazprom</text:p>
                  </text:list-item>
                  <text:list-item>
                    <text:p>Without tweaks</text:p>
                  </text:list-item>
                </text:list>
              </table:table-cell>
              <table:table-cell office:value-type="float" office:value="0.65648855">
                <text:p>0.65648855</text:p>
              </table:table-cell>
              <table:table-cell office:value-type="float" office:value="0.34351145">
                <text:p>0.34351145</text:p>
              </table:table-cell>
            </table:table-row>
            <table:table-row>
              <table:table-cell office:value-type="string">
                <text:p>Gazprom With tweaks</text:p>
                <text:list>
                  <text:list-item>
                    <text:p/>
                  </text:list-item>
                  <text:list-item>
                    <text:p>With tweaks</text:p>
                  </text:list-item>
                </text:list>
              </table:table-cell>
              <table:table-cell office:value-type="float" office:value="0.61715599">
                <text:p>0.61715599</text:p>
              </table:table-cell>
              <table:table-cell office:value-type="float" office:value="0.38284401">
                <text:p>0.382844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